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Heading_20_1" style:list-style-name="WWNum1"/>
    <style:style style:name="P27" style:family="paragraph" style:parent-style-name="Heading_20_1" style:list-style-name="WWNum1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nit 07. Assessable activities 03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hors: Sergi García Barea, Gloria Muñoz González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tention</text:span></text:p>
      <text:p text:style-name="P10"/>
      <text:p text:style-name="P9"><text:span text:style-name="T9"><text:s/>💬</text:span> <text:span text:style-name="T10">Interesting</text:span></text:p>
      <text:p text:style-name="Standard"><text:s/></text:p>
      <text:p text:style-name="P11"><text:soft-page-break/><text:span text:style-name="T9"><text:s/>📕 </text:span><text:span text:style-name="T10">To submit</text:span></text:p>
      <text:p text:style-name="P12"><text:span text:style-name="T14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1. Deadline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2. Observations prior to carrying out evaluable tasks</text:span></text:a><text:span text:style-name="T18"><text:tab/>3</text:span></text:p>
          <text:p text:style-name="P14"><text:a xlink:type="simple" xlink:href="#_spn2v4iuia7a" text:style-name="Index_20_Link" text:visited-style-name="Index_20_Link"><text:span text:style-name="T18">3. Activity 01</text:span></text:a><text:span text:style-name="T18"><text:tab/>3</text:span></text:p>
          <text:p text:style-name="P14"><text:a xlink:type="simple" xlink:href="#_8phph04b0fod" text:style-name="Index_20_Link" text:visited-style-name="Index_20_Link"><text:span text:style-name="T18">4. Activity 02</text:span></text:a><text:span text:style-name="T18"><text:tab/>3</text:span></text:p>
          <text:p text:style-name="P15"><text:a xlink:type="simple" xlink:href="#_f3pwhumodz70" text:style-name="Index_20_Link" text:visited-style-name="Index_20_Link"><text:span text:style-name="T18">5. Activity 03</text:span></text:a><text:span text:style-name="T18"><text:tab/>3</text:span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20"/>
      <text:p text:style-name="P20"/>
      <text:p text:style-name="P21"><text:soft-page-break/><text:span text:style-name="T15">Unit 07. Assessable activities 03</text:span></text:p>
      <text:list xml:id="list3353007382" text:style-name="WWNum1">
        <text:list-item>
          <text:p text:style-name="P27"><text:bookmark text:name="_dbh0n1vac4c8"/>Deadline</text:p>
        </text:list-item>
      </text:list>
      <text:p text:style-name="Standard"><text:span text:style-name="T10">Submission deadline: Friday, February 10 at 11:55 p.m.</text:span></text:p>
      <text:p text:style-name="Standard">The activity will be evaluated when the delivery deadline has passed.</text:p>
      <text:p text:style-name="P11"><text:span text:style-name="T11"><text:s/>❕</text:span><text:span text:style-name="T12"> </text:span><text:span text:style-name="T10">Attention: </text:span>the delivery date is not extendable. If you do not deliver it in time and form, the qualification of the activity will be 0.</text:p>
      <text:list xml:id="list23249258732358" text:continue-numbering="true" text:style-name="WWNum1">
        <text:list-item>
          <text:p text:style-name="P27"><text:bookmark text:name="_9maybllx2a09"/>Observations prior to carrying out assessable tasks</text:p>
        </text:list-item>
      </text:list>
      <text:p text:style-name="P16">For the delivery it is required to deliver several files, deliver them compressed in a single file with a “.zip” extension.</text:p>
      <text:p text:style-name="P11"><text:span text:style-name="T11"><text:s/>❕</text:span><text:span text:style-name="T12"> </text:span><text:span text:style-name="T10">Attention: </text:span>Failure to comply with these considerations can reduce the grade up to 3 points.</text:p>
      <text:list xml:id="list23250694946567" text:continue-numbering="true" text:style-name="WWNum1">
        <text:list-item>
          <text:p text:style-name="P26"><text:bookmark text:name="_spn2v4iuia7a"/>Activity 01</text:p>
        </text:list-item>
      </text:list>
      <text:p text:style-name="Standard">Generate an audio file, where you say your name and say a phrase greeting your classmates. From this audio file, background noise must be removed, and the volume must be modified. You can modify the audio using the tools <text:a xlink:type="simple" xlink:href="https://audioalter.com/" text:style-name="ListLabel_20_1" text:visited-style-name="ListLabel_20_1"><text:span text:style-name="T20">https://audioalter.com/</text:span></text:a> or <text:a xlink:type="simple" xlink:href="https://www.adobe.com/es/products/audition.html" text:style-name="ListLabel_20_1" text:visited-style-name="ListLabel_20_1"><text:span text:style-name="T20">https://www.adobe.com/es/products/audition.html</text:span></text:a> in the cloud or Audacity <text:a xlink:type="simple" xlink:href="https://audacity.es/" text:style-name="ListLabel_20_1" text:visited-style-name="ListLabel_20_1"><text:span text:style-name="T20">https://audacity.es/</text:span></text:a> in local.</text:p>
      <text:p text:style-name="P11"><text:span text:style-name="T9"><text:s/>📕 </text:span><text:span text:style-name="T10">To submit: </text:span>delivery two files: the original audio, as well as the improved audio using the proposed tools.</text:p>
      <text:list xml:id="list23250961576990" text:continue-numbering="true" text:style-name="WWNum1">
        <text:list-item>
          <text:p text:style-name="P26"><text:bookmark text:name="_8phph04b0fod"/>Activity 02</text:p>
        </text:list-item>
      </text:list>
      <text:p text:style-name="Standard">Make a narration (video + audio) of some of the individual presentations made in the previous unit. You can narrate from <text:a xlink:type="simple" xlink:href="https://canva.com" text:style-name="ListLabel_20_1" text:visited-style-name="ListLabel_20_1"><text:span text:style-name="T20">https://canva.com</text:span></text:a> itself or from Shotcut. Use the tools <text:a xlink:type="simple" xlink:href="https://audioalter.com/" text:style-name="ListLabel_20_1" text:visited-style-name="ListLabel_20_1"><text:span text:style-name="T20">https://audioalter.com/</text:span></text:a> or <text:a xlink:type="simple" xlink:href="https://www.adobe.com/es/products/audition.html" text:style-name="ListLabel_20_1" text:visited-style-name="ListLabel_20_1"><text:span text:style-name="T20">https://www.adobe.com/es/products/audition.html</text:span></text:a> or Audacity <text:a xlink:type="simple" xlink:href="https://audacity.es/" text:style-name="ListLabel_20_1" text:visited-style-name="ListLabel_20_1"><text:span text:style-name="T20">https://audacity.es/</text:span></text:a> to remove noise and adjust the volume as needed. If you don't want to narrate, you can generate audio with tools like <text:a xlink:type="simple" xlink:href="https://fakeyou.com/" text:style-name="ListLabel_20_1" text:visited-style-name="ListLabel_20_1"><text:span text:style-name="T20">https://fakeyou.com/</text:span></text:a> or <text:a xlink:type="simple" xlink:href="https://www.text2speech.org/" text:style-name="ListLabel_20_1" text:visited-style-name="ListLabel_20_1"><text:span text:style-name="T20">https://www.text2speech.org/</text:span></text:a> or <text:a xlink:type="simple" xlink:href="https://voicemaker.in/" text:style-name="ListLabel_20_1" text:visited-style-name="ListLabel_20_1"><text:span text:style-name="T20">https://voicemaker.in/</text:span></text:a>.</text:p>
      <text:p text:style-name="P11"><text:span text:style-name="T9"><text:s/>📕 </text:span><text:span text:style-name="T10">To submit: </text:span>delivery of the narrated video. Show it to teachers, so they can approve the delivery.</text:p>
      <text:list xml:id="list23250009983514" text:continue-numbering="true" text:style-name="WWNum1">
        <text:list-item>
          <text:p text:style-name="P26"><text:bookmark text:name="_f3pwhumodz70"/>Activity 03</text:p>
        </text:list-item>
      </text:list>
      <text:p text:style-name="Standard">Make a 3-minute AI generated video using <text:a xlink:type="simple" xlink:href="https://fliki.ai/" text:style-name="ListLabel_20_1" text:visited-style-name="ListLabel_20_1"><text:span text:style-name="T20">https://fliki.ai/</text:span></text:a> </text:p>
      <text:p text:style-name="Standard">This video can have any theme as long as it is respectful of classmates, teachers and collectives. </text:p>
      <text:p text:style-name="Standard">Be careful doing test carefully, because the free version only lets you generate 10 minutes of video.</text:p>
      <text:p text:style-name="P11"><text:span text:style-name="T9"><text:s/>📕 </text:span><text:span text:style-name="T10">To submit: </text:span>delivery of the video generated with Fliki.ai. Show it to teachers, so they can approve the delive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7. Assessable activities 03</text:span></text:p>
      </style:header>
      <style:footer>
        <text:p text:style-name="MP4"><text:span text:style-name="MT1">Aplicaciones Ofimáticas (Office Applications)<text:tab/><text:tab/>Unit 07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0" meta:word-count="453" meta:character-count="2897" meta:non-whitespace-character-count="2473"/>
    <meta:generator>LibreOfficeDev/6.0.5.2$Linux_X86_64 LibreOffice_project/</meta:generator>
  </office:meta>
</office:document-meta>
</file>